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703cm" fo:min-width="5.85cm" style:writing-mode="lr-tb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03cm" fo:min-width="5.85cm" style:writing-mode="lr-tb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6.485cm" style:writing-mode="lr-tb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655cm" fo:min-width="6.485cm" style:writing-mode="lr-tb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standard">
      <style:graphic-properties draw:fill="none" draw:fill-color="#729fcf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0.703cm" fo:min-width="5.85cm" style:writing-mode="lr-tb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5.532cm" style:writing-mode="lr-tb"/>
      <style:paragraph-properties style:writing-mode="lr-tb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1.02cm" fo:min-width="5.532cm" style:writing-mode="lr-tb"/>
      <style:paragraph-properties style:writing-mode="lr-tb"/>
    </style:style>
    <style:style style:name="P1" style:family="paragraph">
      <style:paragraph-properties fo:text-align="center"/>
      <style:text-properties style:font-name="Monaco1"/>
    </style:style>
    <style:style style:name="P2" style:family="paragraph">
      <loext:graphic-properties draw:fill="solid" draw:fill-color="#729fcf"/>
      <style:paragraph-properties fo:text-align="center" style:writing-mode="lr-tb"/>
      <style:text-properties style:font-name="Monaco1"/>
    </style:style>
    <style:style style:name="P3" style:family="paragraph">
      <loext:graphic-properties draw:fill="none"/>
      <style:paragraph-properties fo:text-align="center" style:writing-mode="lr-tb"/>
      <style:text-properties style:font-name="Monaco1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onaco1"/>
    </style:style>
    <style:style style:name="P6" style:family="paragraph">
      <style:paragraph-properties fo:text-align="start"/>
      <style:text-properties style:font-name="Monaco1"/>
    </style:style>
    <style:style style:name="P7" style:family="paragraph">
      <loext:graphic-properties draw:fill="solid" draw:fill-color="#729fcf"/>
      <style:paragraph-properties fo:text-align="start" style:writing-mode="lr-tb"/>
      <style:text-properties style:font-name="Monaco1"/>
    </style:style>
    <style:style style:name="P8" style:family="paragraph">
      <loext:graphic-properties draw:fill="none"/>
      <style:paragraph-properties fo:text-align="start" style:writing-mode="lr-tb"/>
      <style:text-properties style:font-name="Monaco1"/>
    </style:style>
    <style:style style:name="P9" style:family="paragraph">
      <loext:graphic-properties draw:fill="none" draw:fill-color="#729fcf"/>
      <style:paragraph-properties fo:text-align="start" style:writing-mode="lr-tb"/>
      <style:text-properties style:font-name="Monaco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Monaco1" fo:font-size="18pt"/>
    </style:style>
    <style:style style:name="P12" style:family="paragraph">
      <loext:graphic-properties draw:fill="none"/>
      <style:paragraph-properties fo:text-align="center" style:writing-mode="lr-tb"/>
      <style:text-properties style:font-name="Monaco1" fo:font-size="18pt"/>
    </style:style>
    <style:style style:name="P13" style:family="paragraph">
      <style:paragraph-properties fo:text-align="start"/>
      <style:text-properties style:font-name="Monaco1" fo:font-size="18pt"/>
    </style:style>
    <style:style style:name="P14" style:family="paragraph">
      <loext:graphic-properties draw:fill="none"/>
      <style:paragraph-properties fo:text-align="start" style:writing-mode="lr-tb"/>
      <style:text-properties style:font-name="Monaco1" fo:font-size="18pt"/>
    </style:style>
    <style:style style:name="P15" style:family="paragraph">
      <loext:graphic-properties draw:fill="solid" draw:fill-color="#729fcf"/>
      <style:paragraph-properties fo:text-align="start" style:writing-mode="lr-tb"/>
      <style:text-properties style:font-name="Monaco1" fo:font-size="18pt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1"/>
    </style:style>
    <style:style style:name="T1" style:family="text">
      <style:text-properties style:font-name="Monaco1"/>
    </style:style>
    <style:style style:name="T2" style:family="text">
      <style:text-properties style:font-name="Monaco1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1" draw:start-glue-point="2" draw:end-shape="id2" draw:end-glue-point="0" svg:d="M9525 2223l-4127 2539" svg:viewBox="0 0 4128 2540">
          <text:p text:style-name="P4"><text:span text:style-name="T1">num <text:s text:c="4"/></text:span></text:p>
        </draw:connector>
      </draw:page>
      <draw:page draw:name="page3" draw:style-name="dp1" draw:master-page-name="Default">
        <draw:custom-shape draw:style-name="gr1" draw:text-style-name="P2" xml:id="id3" draw:id="id3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3" draw:start-glue-point="2" draw:end-shape="id4" draw:end-glue-point="0" svg:d="M9525 2223l-4127 2539" svg:viewBox="0 0 4128 2540">
          <text:p text:style-name="P4"><text:span text:style-name="T1">num <text:s text:c="4"/></text:span></text:p>
        </draw:connector>
      </draw:page>
      <draw:page draw:name="page4" draw:style-name="dp1" draw:master-page-name="Default">
        <draw:custom-shape draw:style-name="gr2" draw:text-style-name="P3" xml:id="id5" draw:id="id5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5" draw:start-glue-point="2" draw:end-shape="id6" draw:end-glue-point="0" svg:d="M9525 2223l-4127 2539" svg:viewBox="0 0 4128 2540">
          <text:p text:style-name="P4"><text:span text:style-name="T1">num <text:s text:c="4"/></text:span></text:p>
        </draw:connector>
        <draw:custom-shape draw:style-name="gr6" draw:text-style-name="P7" xml:id="id7" draw:id="id7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5" draw:start-glue-point="2" draw:end-shape="id7" draw:end-glue-point="0" svg:d="M9525 2223l4127 2540" svg:viewBox="0 0 4128 2541">
          <text:p text:style-name="P4"><text:span text:style-name="T1"><text:s text:c="6"/></text:span><text:span text:style-name="T1">exp</text:span></text:p>
        </draw:connector>
      </draw:page>
      <draw:page draw:name="page5" draw:style-name="dp1" draw:master-page-name="Default">
        <draw:custom-shape draw:style-name="gr2" draw:text-style-name="P3" xml:id="id8" draw:id="id8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8" draw:start-glue-point="2" draw:end-shape="id9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10" draw:id="id10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8" draw:start-glue-point="2" draw:end-shape="id10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11" draw:id="id11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10" draw:end-shape="id11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</draw:page>
      <draw:page draw:name="page6" draw:style-name="dp1" draw:master-page-name="Default">
        <draw:custom-shape draw:style-name="gr2" draw:text-style-name="P3" xml:id="id12" draw:id="id12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12" draw:start-glue-point="2" draw:end-shape="id13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14" draw:id="id14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12" draw:start-glue-point="2" draw:end-shape="id14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15" draw:id="id15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14" draw:end-shape="id15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7" draw:style-name="dp1" draw:master-page-name="Default">
        <draw:custom-shape draw:style-name="gr2" draw:text-style-name="P3" xml:id="id16" draw:id="id16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16" draw:start-glue-point="2" draw:end-shape="id17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18" draw:id="id18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16" draw:start-glue-point="2" draw:end-shape="id18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19" draw:id="id19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18" draw:end-shape="id19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8" draw:style-name="dp1" draw:master-page-name="Default">
        <draw:custom-shape draw:style-name="gr2" draw:text-style-name="P3" xml:id="id20" draw:id="id20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1" draw:id="id2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20" draw:start-glue-point="2" draw:end-shape="id21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22" draw:id="id22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20" draw:start-glue-point="2" draw:end-shape="id2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23" draw:id="id2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22" draw:end-shape="id2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7" xml:id="id24" draw:id="id2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23" draw:end-shape="id2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9" draw:style-name="dp1" draw:master-page-name="Default">
        <draw:custom-shape draw:style-name="gr2" draw:text-style-name="P3" xml:id="id25" draw:id="id25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6" draw:id="id2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25" draw:start-glue-point="2" draw:end-shape="id2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27" draw:id="id27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25" draw:start-glue-point="2" draw:end-shape="id2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28" draw:id="id28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27" draw:end-shape="id2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29" draw:id="id29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28" draw:end-shape="id2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73cm" svg:y1="13.559cm" svg:x2="8.573cm" svg:y2="8.479cm" draw:start-shape="id29" draw:end-shape="id28" draw:end-glue-point="1" svg:d="M8573 13559c750 0 750-5080 0-5080" svg:viewBox="0 0 564 5081">
          <text:p/>
        </draw:connector>
      </draw:page>
      <draw:page draw:name="page10" draw:style-name="dp1" draw:master-page-name="Default">
        <draw:custom-shape draw:style-name="gr2" draw:text-style-name="P3" xml:id="id30" draw:id="id30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30" draw:start-glue-point="2" draw:end-shape="id31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32" draw:id="id32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30" draw:start-glue-point="2" draw:end-shape="id3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7" draw:text-style-name="P9" xml:id="id33" draw:id="id3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32" draw:end-shape="id3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34" draw:id="id3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33" draw:end-shape="id3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73cm" svg:y1="13.559cm" svg:x2="8.573cm" svg:y2="8.479cm" draw:start-shape="id34" draw:end-shape="id33" draw:end-glue-point="1" svg:d="M8573 13559c750 0 750-5080 0-5080" svg:viewBox="0 0 564 5081">
          <text:p/>
        </draw:connector>
      </draw:page>
      <draw:page draw:name="page11" draw:style-name="dp1" draw:master-page-name="Default">
        <draw:custom-shape draw:style-name="gr2" draw:text-style-name="P12" xml:id="id35" draw:id="id35" draw:layer="layout" svg:width="6.35cm" svg:height="0.953cm" svg:x="6.35cm" svg:y="1.27cm">
          <text:p text:style-name="P11"><text:span text:style-name="T2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36" draw:id="id36" draw:layer="layout" svg:width="5.08cm" svg:height="0.953cm" svg:x="2.858cm" svg:y="4.762cm">
          <text:p text:style-name="P11"><text:span text:style-name="T2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35" draw:start-glue-point="2" draw:end-shape="id3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14" xml:id="id37" draw:id="id37" draw:layer="layout" svg:width="6.985cm" svg:height="1.905cm" svg:x="10.16cm" svg:y="4.763cm">
          <text:p text:style-name="P13"><text:span text:style-name="T2">goal : exp . $</text:span></text:p>
          <text:p text:style-name="P13"><text:span text:style-name="T2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35" draw:start-glue-point="2" draw:end-shape="id3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14" xml:id="id38" draw:id="id38" draw:layer="layout" svg:width="6.985cm" svg:height="0.952cm" svg:x="1.588cm" svg:y="8.003cm">
          <text:p text:style-name="P13"><text:span text:style-name="T2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37" draw:end-shape="id3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15" xml:id="id39" draw:id="id39" draw:layer="layout" svg:width="6.985cm" svg:height="1.587cm" svg:x="1.588cm" svg:y="12.766cm">
          <text:p text:style-name="P13"><text:span text:style-name="T2">exp : exp + exp .</text:span></text:p>
          <text:p text:style-name="P13"><text:span text:style-name="T2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38" draw:end-shape="id3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2" draw:style-name="dp1" draw:master-page-name="Default">
        <draw:custom-shape draw:style-name="gr2" draw:text-style-name="P3" xml:id="id40" draw:id="id40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1" draw:id="id4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40" draw:start-glue-point="2" draw:end-shape="id41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42" draw:id="id42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40" draw:start-glue-point="2" draw:end-shape="id4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9" draw:text-style-name="P7" xml:id="id43" draw:id="id4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42" draw:end-shape="id4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44" draw:id="id4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43" draw:end-shape="id4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3" draw:style-name="dp1" draw:master-page-name="Default">
        <draw:custom-shape draw:style-name="gr1" draw:text-style-name="P2" xml:id="id45" draw:id="id45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6" draw:id="id4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45" draw:start-glue-point="2" draw:end-shape="id4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47" draw:id="id47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45" draw:start-glue-point="2" draw:end-shape="id4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7" draw:text-style-name="P9" xml:id="id48" draw:id="id48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47" draw:end-shape="id4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49" draw:id="id49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48" draw:end-shape="id4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4" draw:style-name="dp1" draw:master-page-name="Default">
        <draw:custom-shape draw:style-name="gr18" draw:text-style-name="P16" xml:id="id50" draw:id="id50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1" draw:id="id5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50" draw:start-glue-point="2" draw:end-shape="id51" draw:end-glue-point="0" svg:d="M9525 2223l-4127 2539" svg:viewBox="0 0 4128 2540">
          <text:p text:style-name="P4"><text:span text:style-name="T1">num <text:s text:c="4"/></text:span></text:p>
        </draw:connector>
        <draw:custom-shape draw:style-name="gr6" draw:text-style-name="P7" xml:id="id52" draw:id="id52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50" draw:start-glue-point="2" draw:end-shape="id52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7" draw:text-style-name="P9" xml:id="id53" draw:id="id5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16cm" svg:y1="5.715cm" svg:x2="5.08cm" svg:y2="8.003cm" draw:start-shape="id52" draw:end-shape="id5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5" draw:text-style-name="P9" xml:id="id54" draw:id="id5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53" draw:end-shape="id5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5" draw:style-name="dp1" draw:master-page-name="Default">
        <draw:custom-shape draw:style-name="gr2" draw:text-style-name="P3" xml:id="id55" draw:id="id55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6" draw:id="id5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55" draw:start-glue-point="2" draw:end-shape="id56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57" draw:id="id57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55" draw:start-glue-point="2" draw:end-shape="id57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59" draw:id="id59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58" draw:id="id58" draw:layer="layout" svg:width="6.032cm" svg:height="1.27cm" svg:x="10.795cm" svg:y="7.938cm">
          <text:p text:style-name="P6"><text:span text:style-name="T1">goal : exp $ .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13.652cm" svg:y1="6.668cm" svg:x2="13.811cm" svg:y2="7.938cm" draw:start-shape="id57" draw:end-shape="id58" svg:d="M13652 6668l159 1270" svg:viewBox="0 0 160 1271">
          <text:p text:style-name="P4"><text:span text:style-name="T1"><text:s text:c="2"/></text:span><text:span text:style-name="T1">$</text:span></text:p>
        </draw:connector>
        <draw:connector draw:style-name="gr10" draw:text-style-name="P5" draw:layer="layout" draw:type="line" svg:x1="10.16cm" svg:y1="5.715cm" svg:x2="5.08cm" svg:y2="8.003cm" draw:start-shape="id57" draw:end-shape="id59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21" draw:text-style-name="P8" xml:id="id60" draw:id="id60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59" draw:end-shape="id60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6" draw:style-name="dp1" draw:master-page-name="Default">
        <draw:custom-shape draw:style-name="gr2" draw:text-style-name="P3" xml:id="id61" draw:id="id61" draw:layer="layout" svg:width="6.35cm" svg:height="0.953cm" svg:x="6.35cm" svg:y="1.27cm">
          <text:p text:style-name="P1"><text:span text:style-name="T1">goal : <text:s/>. exp $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2" draw:id="id62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525cm" svg:y1="2.223cm" svg:x2="5.398cm" svg:y2="4.762cm" draw:start-shape="id61" draw:start-glue-point="2" draw:end-shape="id62" draw:end-glue-point="0" svg:d="M9525 2223l-4127 2539" svg:viewBox="0 0 4128 2540">
          <text:p text:style-name="P4"><text:span text:style-name="T1">num <text:s text:c="4"/></text:span></text:p>
        </draw:connector>
        <draw:custom-shape draw:style-name="gr8" draw:text-style-name="P8" xml:id="id63" draw:id="id63" draw:layer="layout" svg:width="6.985cm" svg:height="1.905cm" svg:x="10.16cm" svg:y="4.763cm">
          <text:p text:style-name="P6"><text:span text:style-name="T1">goal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9.525cm" svg:y1="2.223cm" svg:x2="13.652cm" svg:y2="4.763cm" draw:start-shape="id61" draw:start-glue-point="2" draw:end-shape="id63" draw:end-glue-point="0" svg:d="M9525 2223l4127 2540" svg:viewBox="0 0 4128 2541">
          <text:p text:style-name="P4"><text:span text:style-name="T1"><text:s text:c="6"/></text:span><text:span text:style-name="T1">exp</text:span></text:p>
        </draw:connector>
        <draw:custom-shape draw:style-name="gr11" draw:text-style-name="P8" xml:id="id65" draw:id="id65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4" draw:id="id64" draw:layer="layout" svg:width="6.032cm" svg:height="1.27cm" svg:x="10.795cm" svg:y="7.938cm">
          <text:p text:style-name="P6"><text:span text:style-name="T1">goal : exp $ .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" svg:x1="13.652cm" svg:y1="6.668cm" svg:x2="13.811cm" svg:y2="7.938cm" draw:start-shape="id63" draw:end-shape="id64" svg:d="M13652 6668l159 1270" svg:viewBox="0 0 160 1271">
          <text:p text:style-name="P4"><text:span text:style-name="T1"><text:s text:c="2"/></text:span><text:span text:style-name="T1">$</text:span></text:p>
        </draw:connector>
        <draw:connector draw:style-name="gr10" draw:text-style-name="P5" draw:layer="layout" draw:type="line" svg:x1="10.16cm" svg:y1="5.715cm" svg:x2="5.08cm" svg:y2="8.003cm" draw:start-shape="id63" draw:end-shape="id65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21" draw:text-style-name="P8" xml:id="id66" draw:id="id66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08cm" svg:y1="8.955cm" svg:x2="5.08cm" svg:y2="12.766cm" draw:start-shape="id65" draw:end-shape="id66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2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6" draw:text-style-name="P10" draw:layer="layout" draw:type="curve" svg:x1="8.586cm" svg:y1="13.56cm" svg:x2="8.586cm" svg:y2="8.48cm" svg:d="M8586 13560c750 0 750-5080 0-5080" svg:viewBox="0 0 564 5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40:44.181859228</meta:creation-date>
    <dc:date>2023-04-17T12:30:18.073394975</dc:date>
    <meta:editing-duration>PT2H49M9S</meta:editing-duration>
    <meta:editing-cycles>24</meta:editing-cycles>
    <meta:generator>LibreOffice/7.5.2.2$MacOSX_AARCH64 LibreOffice_project/53bb9681a964705cf672590721dbc85eb4d0c3a2</meta:generator>
    <meta:document-statistic meta:object-count="137"/>
  </office:meta>
</office:document-meta>
</file>